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BC_3a_paragraph">
      <style:paragraph-properties fo:line-height="150%"/>
      <style:text-properties style:font-name="Times New Roman"/>
    </style:style>
    <style:style style:name="P2" style:family="paragraph" style:parent-style-name="SBC_3a_paragraph">
      <style:paragraph-properties fo:margin-left="0cm" fo:margin-right="0cm" fo:line-height="150%" fo:text-indent="0cm" style:auto-text-indent="false"/>
      <style:text-properties style:font-name="Times New Roman"/>
    </style:style>
    <style:style style:name="P3"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4" style:family="paragraph" style:parent-style-name="SBC_3a_paragraph">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bold" style:font-weight-asian="bold" style:font-weight-complex="bold" fo:hyphenate="false" fo:hyphenation-remain-char-count="2" fo:hyphenation-push-char-count="2"/>
    </style:style>
    <style:style style:name="P5" style:family="paragraph" style:parent-style-name="SBC_3a_email">
      <style:paragraph-properties fo:line-height="150%"/>
      <style:text-properties style:font-name="Times New Roman"/>
    </style:style>
    <style:style style:name="P6" style:family="paragraph" style:parent-style-name="SBC_3a_author_28_s_29_">
      <style:paragraph-properties fo:line-height="150%"/>
      <style:text-properties style:font-name="Times New Roman"/>
    </style:style>
    <style:style style:name="P7" style:family="paragraph" style:parent-style-name="SBC_3a_paragraph_3a_first">
      <style:paragraph-properties fo:line-height="150%"/>
      <style:text-properties style:font-name="Times New Roman"/>
    </style:style>
    <style:style style:name="P8" style:family="paragraph" style:parent-style-name="SBC_3a_institution">
      <style:paragraph-properties fo:line-height="150%"/>
      <style:text-properties style:font-name="Times New Roman"/>
    </style:style>
    <style:style style:name="P9" style:family="paragraph" style:parent-style-name="SBC_3a_address">
      <style:paragraph-properties fo:line-height="150%"/>
      <style:text-properties style:font-name="Times New Roman"/>
    </style:style>
    <style:style style:name="P10" style:family="paragraph" style:parent-style-name="SBC_3a_paragraph" style:list-style-name="L3">
      <style:paragraph-properties fo:line-height="150%"/>
      <style:text-properties style:font-name="Times New Roman"/>
    </style:style>
    <style:style style:name="P11" style:family="paragraph" style:parent-style-name="SBC_3a_paragraph" style:list-style-name="L3">
      <style:paragraph-properties fo:line-height="150%"/>
      <style:text-properties style:font-name="Times New Roman" fo:font-weight="bold" style:font-weight-asian="bold" style:font-weight-complex="bold"/>
    </style:style>
    <style:style style:name="P12" style:family="paragraph" style:parent-style-name="SBC_3a_paragraph" style:list-style-name="L3">
      <style:paragraph-properties fo:line-height="150%"/>
      <style:text-properties style:font-name="Times New Roman" fo:font-weight="normal" style:font-weight-asian="normal" style:font-weight-complex="normal"/>
    </style:style>
    <style:style style:name="P13" style:family="paragraph" style:parent-style-name="SBC_3a_paragraph" style:list-style-name="L1" style:master-page-name="">
      <style:paragraph-properties fo:margin-top="0.21cm" fo:margin-bottom="0cm" fo:line-height="150%" fo:text-align="justify" style:justify-single-word="false" fo:orphans="0" fo:widows="0" fo:hyphenation-ladder-count="no-limit" style:page-number="auto" style:writing-mode="lr-tb"/>
      <style:text-properties style:font-name="Times New Roman" fo:font-weight="bold" style:font-weight-asian="bold" style:font-weight-complex="bold" fo:hyphenate="false" fo:hyphenation-remain-char-count="2" fo:hyphenation-push-char-count="2"/>
    </style:style>
    <style:style style:name="P14" style:family="paragraph" style:parent-style-name="SBC_3a_paragraph" style:list-style-name="L1">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style:font-name="Times New Roman" fo:font-weight="normal" style:font-weight-asian="normal" style:font-weight-complex="normal" fo:hyphenate="false" fo:hyphenation-remain-char-count="2" fo:hyphenation-push-char-count="2"/>
    </style:style>
    <style:style style:name="P15" style:family="paragraph" style:parent-style-name="SBC_3a_paragraph" style:list-style-name="L4">
      <style:paragraph-properties fo:margin-left="0cm" fo:margin-right="0cm" fo:margin-top="0.21cm" fo:margin-bottom="0cm" fo:line-height="150%" fo:text-align="justify" style:justify-single-word="false" fo:orphans="0" fo:widows="0" fo:hyphenation-ladder-count="no-limit" fo:text-indent="0cm" style:auto-text-indent="false" style:writing-mode="lr-tb"/>
      <style:text-properties fo:hyphenate="false" fo:hyphenation-remain-char-count="2" fo:hyphenation-push-char-count="2"/>
    </style:style>
    <style:style style:name="P16" style:family="paragraph" style:parent-style-name="SBC_3a_paragraph">
      <style:paragraph-properties fo:margin-left="0cm" fo:margin-right="0cm" fo:line-height="150%" fo:text-indent="0cm" style:auto-text-indent="false"/>
      <style:text-properties style:font-name="Times New Roman" fo:font-weight="bold" style:font-weight-asian="bold" style:font-weight-complex="bold"/>
    </style:style>
    <style:style style:name="P17" style:family="paragraph" style:parent-style-name="SBC_3a_paragraph" style:list-style-name="L2">
      <style:paragraph-properties fo:margin-left="0cm" fo:margin-right="0cm" fo:line-height="150%" fo:text-indent="0cm" style:auto-text-indent="false"/>
      <style:text-properties style:font-name="Times New Roman" fo:font-weight="bold" style:font-weight-asian="bold" style:font-weight-complex="bold"/>
    </style:style>
    <style:style style:name="P18" style:family="paragraph" style:parent-style-name="SBC_3a_paragraph" style:list-style-name="L3">
      <style:paragraph-properties fo:margin-left="0cm" fo:margin-right="0cm" fo:line-height="150%" fo:text-indent="0cm" style:auto-text-indent="false"/>
      <style:text-properties style:font-name="Times New Roman" fo:font-weight="bold" style:font-weight-asian="bold" style:font-weight-complex="bold"/>
    </style:style>
    <style:style style:name="P19" style:family="paragraph" style:parent-style-name="SBC_3a_paragraph" style:list-style-name="L2">
      <style:paragraph-properties fo:margin-left="0cm" fo:margin-right="0cm" fo:line-height="150%" fo:text-indent="0cm" style:auto-text-indent="false"/>
      <style:text-properties style:font-name="Times New Roman" fo:font-weight="normal" style:font-weight-asian="normal" style:font-weight-complex="normal"/>
    </style:style>
    <style:style style:name="P20" style:family="paragraph" style:parent-style-name="SBC_3a_title" style:master-page-name="Standard">
      <style:paragraph-properties fo:line-height="150%" style:page-number="auto"/>
      <style:text-properties style:font-name="Times New Roman"/>
    </style:style>
    <style:style style:name="P21" style:family="paragraph" style:parent-style-name="SBC_3a_title_3a_1">
      <style:paragraph-properties fo:line-height="150%"/>
      <style:text-properties style:font-name="Times New Roman"/>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name-asian="Times New Roman" style:font-style-asian="normal" style:font-name-complex="Times New Roman" style:font-style-complex="normal"/>
    </style:style>
    <style:style style:name="T11" style:family="text">
      <style:text-properties fo:font-weight="bold" style:font-weight-asian="bold" style:font-weight-complex="bold"/>
    </style:style>
    <style:style style:name="T12" style:family="text">
      <style:text-properties style:font-name="Times New Roman1" fo:font-style="normal" style:font-name-asian="Times New Roman" style:font-style-asian="normal" style:font-name-complex="Times New Roman" style:font-style-complex="normal"/>
    </style:style>
    <style:style style:name="T13" style:family="text">
      <style:text-properties style:text-position="33% 58%" fo:font-style="normal" style:font-style-asian="normal" style:font-style-complex="normal"/>
    </style:style>
    <style:style style:name="T14" style:family="text">
      <style:text-properties style:text-position="-33% 58%"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 problema da agenda de viagens de Rick Sanchez</text:p>
      <text:p text:style-name="P6">Felipe Matheus Guimarães dos Santos<text:span text:style-name="T1">1</text:span></text:p>
      <text:p text:style-name="P8"><text:span text:style-name="T1">1</text:span>Departamento de Ciência da Computação – Universidade Federal de Minas Gerais (UFMG)</text:p>
      <text:p text:style-name="P9">2018098688</text:p>
      <text:p text:style-name="P5"><text:a xlink:type="simple" xlink:href="mailto:felipe.guimaraes@dcc.ufmg.br" text:style-name="Internet_20_link" text:visited-style-name="Visited_20_Internet_20_Link">felipe.guimaraes@dcc.ufmg.br</text:a> </text:p>
      <text:h text:style-name="P21" text:outline-level="1">Introdução</text:h>
      <text:p text:style-name="P7"><text:tab/>A situação problema do presente trabalho é a programação das viagens interplanetárias de Rick Sanchez. Ele deseja visitar uma quantidade p de planetas e ficar neles um tempo determinado. Porém, Rick não quer viajar mais que t horas durante um mês, ou seja, caso o tempo das visitações seja maior que t, Rick visitará os demais planetas em um mês posterior. Além disso, deseja fazer essa viagens em ordem crescente de tempo de visitação. Por fim, cada mês, já ordenado por tempo, será visitado em ordem alfabética.</text:p>
      <text:h text:style-name="P21" text:outline-level="1">Implementação</text:h>
      <text:p text:style-name="P7"><text:tab/>Para resolver esse problema, serão usados algoritmos de ordenação vistos em aula: Merge Sort, Couting Sort e Radix Sort. O Merge será usado para ordenar o tempo das visitações, pois Rick especificou que o algorimo utilizado deveria ser estável e de ordem de complexidade O(nlog(n)). Para ordenar as visitações, em cada mês alfabeticamente, foi usado o algorimo Radix Sort, o qual opera em conjunto com o Counting Sort, de ordem de complexidade O(n*k), sendo k uma constante.</text:p>
      <text:p text:style-name="P1">O compilador utilizado foi o g++ (MinGW.org GCC-8.2.0-3) 8.2.0, utilizando a versão 17 do c++: <text:span text:style-name="T2">g++ -std=c++17 [arquivos] -o [executável]</text:span>.</text:p>
      <text:p text:style-name="P1">O programa principal roda em loop infinito, recebendo três inteiros de entrada, separados por enter ou espaço. O retorno do programa é a agenda de viagens de Rick, o qual é impresso na saída padrão. O loop do programa principal é interrompido por EOF (ctrl+c no CMD do Windows).</text:p>
      <text:list xml:id="list6664470591369692064" text:style-name="L1">
        <text:list-header>
          <text:p text:style-name="P13"><text:soft-page-break/>2.1. <text:s/>Planetas</text:p>
          <text:p text:style-name="P14"><text:tab/>Tipo abstrato de dados usado para armazenar os atributos de cada planeta: tempo de visitação, mês de visitação e nome do planeta. Tempo e mês são do tipo inteiro e nome é uma string.</text:p>
        </text:list-header>
      </text:list>
      <text:list xml:id="list5738722083281840545" text:style-name="L2">
        <text:list-header>
          <text:p text:style-name="P17">2.2. <text:s/>Merge Sort</text:p>
          <text:p text:style-name="P19"><text:tab/>A implementação do mergesort foi baseado nos slides disponibilizados pelo professor da disciplina Estrutura de Dados (EDs) Luiz Chaimowicz.</text:p>
        </text:list-header>
      </text:list>
      <text:list xml:id="list6062581751111252050" text:style-name="L3">
        <text:list-header>
          <text:p text:style-name="P10">Separado em duas funções: Merge e MergeSort.</text:p>
        </text:list-header>
        <text:list-item>
          <text:p text:style-name="P11">MergeSort: <text:span text:style-name="T4">Recebe um vetor de Planetas, a posição da esquerda, iniciada em 0, e da direita, iniciada em p-1.</text:span></text:p>
          <text:p text:style-name="P12">Divide o problema ao meio, chamando-se recursivamente duas vezes: passando apenas a metade esquerda do vetor e, após todas as operações da esquerda, passando apenas a metade direita.</text:p>
          <text:p text:style-name="P11"><text:span text:style-name="T4">Após tudo ser empilhado, chama a função </text:span>Merge<text:span text:style-name="T4">.</text:span></text:p>
        </text:list-item>
        <text:list-item>
          <text:p text:style-name="P11">Merge: <text:span text:style-name="T4">Recebe como parâmetro um vetor de Planetas, a posição mais à esquerda, a posição central e a posição mais à direita.</text:span></text:p>
          <text:p text:style-name="P12">Para a execução, cria um vetor de Planetas auxiliar com direita - esquerda +1 posições. Após, faz as verificações para ordenação: verifica se a posição mais à esquerda do vetor é menor ou igual, para ser estável, que o elemento na posição central mais um. Se a condição for satisfeita, adiciona o valor da esquerda na primeira posição do vetor auxiliar e passa para a posição seguinte da esquerda. Se não for satisfeita, adiciona o valor da posição central mais um na primeira posição do vetor. Esse loop é iterado até que o cursor da esquerda ultrapasse a posição central ou o cursor da direita ultrapasse o limite da direita.</text:p>
          <text:p text:style-name="P12">Se sobrarem valores que não foram comparados, eles apenas serão inseridos no vetor de forma sequencial, pois, para isso acontecer, precisa-se de ter uma quantidade desigual de valores menores nos dois lados do vetor.</text:p>
          <text:p text:style-name="P12">Copia os valores do vetor auxilar no vetor principal e deleta o auxiliar.</text:p>
          <text:p text:style-name="P11"><text:span text:style-name="T4">Após fazer isso, continua desempilhando os valores recursivamente até ordenar </text:span><text:soft-page-break/><text:span text:style-name="T4">o vetor.</text:span></text:p>
          <text:p text:style-name="P18">2.3. RadixSort e CountingSort</text:p>
        </text:list-item>
        <text:list-item>
          <text:p text:style-name="P11">RadixSort: <text:span text:style-name="T4">Recebe um vetor de Planetas, o tamanho do vetor (</text:span><text:span text:style-name="T3">p</text:span><text:span text:style-name="T8">) e o tamanho dos nomes, todos os nomes tem mesmo tamanho, </text:span><text:span text:style-name="T3">c, </text:span><text:span text:style-name="T8">log</text:span><text:span text:style-name="T14">2</text:span><text:span text:style-name="T8">p.</text:span></text:p>
          <text:p text:style-name="P11"><text:span text:style-name="T8">O Radix funciona apenas com um loop, iterando da posição c-1 do vetor até a posição 0. A cada iteração, chama o CountingSort.</text:span></text:p>
        </text:list-item>
        <text:list-item>
          <text:p text:style-name="P11">Counting Sort: <text:span text:style-name="T4">Recebe um vetor de Planetas, o tamanho do vetor e a posição iterada do nome dos Planetas.</text:span></text:p>
          <text:p text:style-name="P11"><text:span text:style-name="T4">Primeiro, cria um vetor auxiliar com 26 posições, uma para cada letra, e o preenche com zeros. Após, contabiliza cada letra na determinada posição, isto é a cada letra '</text:span><text:span text:style-name="T3">a</text:span><text:span text:style-name="T4">' </text:span><text:span text:style-name="T8">encontrada, soma um na posição 0 do vetor</text:span><text:span text:style-name="T4">. Com a quantidade de letras salvas, passa para o procedimento de somar à posição i a posição i-1, necessário para o CountingSort. Por fim, cria-se um novo vetor com a mesma ordem do vetor ordenado. Para preencher esse vetor, auxiliar[contador[principal[i]]-1] é igual a principal[i], i indo da posição mais à direita até a esquerda. Após adicionar esse valor ao vetor auxiliar, subtrai-se um da posição i do vetor contador.</text:span></text:p>
          <text:p text:style-name="P11"><text:span text:style-name="T4">Após todas as operações, copia os valores ordenados do vetor auxiliar nas mesmas posições <text:s/>do vetor principal. Deleta os vetores contador e auxiliar.</text:span></text:p>
        </text:list-item>
      </text:list>
      <text:p text:style-name="P3">2.4. Main</text:p>
      <text:p text:style-name="P3"><text:tab/><text:span text:style-name="T4">Funciona em loop infinito, recebe três variáveis inteiras: t, p e c; tempo máximo de visitação por mês, número de planetas e quantidade de caracteres por nome, respectivamente. Interrompa a execução <text:s/>com EOF, ctrl+c no CMD do Windows.</text:span></text:p>
      <text:p text:style-name="P3"><text:span text:style-name="T4"><text:tab/>Após receber os três valores, cria um vetor com p+1 planetas, a posição final fica como sentinela, e lê os dados destes. A posição sentinela recebe tempo 0.</text:span></text:p>
      <text:p text:style-name="P3"><text:span text:style-name="T4"><text:tab/>Depois que todos os dados dos planetas foram lidos, chama-se a função </text:span><text:span text:style-name="T3">MergeSort</text:span><text:span text:style-name="T8"> para ordenar os vetores por tempo, de forma estável e com complexidade logarítmica.</text:span></text:p>
      <text:p text:style-name="P3"><text:span text:style-name="T8"><text:tab/>Assim que o vetor é ordenado, chama-se uma função para calcular a quantidade </text:span><text:soft-page-break/><text:span text:style-name="T8">de mês. Essa função apenas soma cada valor do vetor já ordenado e verifica se o valor da soma é maior que t. Se não for, continua somando. Se for maior ou for a posição sentila, a soma volta para 0 e a quantidade de meses é incrementado.</text:span></text:p>
      <text:p text:style-name="P3"><text:span text:style-name="T8"><text:tab/>Por fim, verifica se a quantidade de meses é maior que um. Se não for, todos os planetas poderão ser visitados em apenas um mês, desta forma, apenas passa o vetor inteiro para o RadixSort. Porém, se for maior que um, precisa-se separar em subvetores e passar cada um desses vetores na função de ordenação alfabética. Para tal, foi criado um loop que roda enquanto a variável contador for menor que a quantidade de meses. O loop soma os tempos de visitação, parando quando for maior que t. Assim que essa última condição é satisfeita, cria-se um vetor de Planetas com n posições, sendo n a quantidade de planetas no mês. Passa-se os dados dos respectivos planetas para o auxiliar e chama a função RadixSort para esse vetor auxiliar. Assim que os planetas foram ordenados alfabeticamente, atribui essa nova ordenação no vetor principal, copiando do auxiliar para o principal e deletando-o.</text:span></text:p>
      <text:p text:style-name="P3"><text:span text:style-name="T8"><text:tab/>Após fazer a ordenação alfabética de todos os meses, printa os planetas na saída padrão: mês, nome e tempo, nessa ordem, separados por espaços.</text:span></text:p>
      <text:list xml:id="list3595351038416270904" text:style-name="L4">
        <text:list-header>
          <text:p text:style-name="P15"><text:span text:style-name="T5">2.5.</text:span><text:span text:style-name="T6"> </text:span><text:span text:style-name="T5">Makefile</text:span></text:p>
        </text:list-header>
      </text:list>
      <text:p text:style-name="P4"><text:tab/><text:span text:style-name="T4">Para compilar e rodar o programa foi gerado um Makefile. Este arquivo facilita a compilação, pois elimina a necessidade de dar os comandos do g++ no terminal, apenas digitamos </text:span><text:span text:style-name="T3">make test </text:span><text:span text:style-name="T8">para rodar os testes ou </text:span><text:span text:style-name="T3">make run</text:span><text:span text:style-name="T8"> para rodar o programa.</text:span></text:p>
      <text:h text:style-name="P21" text:outline-level="1">Instruções de compilação e execução</text:h>
      <text:p text:style-name="P7"><text:tab/>Para compilar e executar o programa usa-se o Makefile. Para tal, abra o Terminal e entre no diretório onde se encontra o programa, i.e., ...<text:span text:style-name="T2">/felipe_guimaraes/src</text:span>. Dentro do diretório, dê o comando <text:span text:style-name="T2">make test </text:span><text:span text:style-name="T7">para rodar os testes ou make run para rodar o programa. Há um arquivo </text:span><text:span text:style-name="T2">README.txt </text:span><text:span text:style-name="T7">com as especificações.</text:span></text:p>
      <text:h text:style-name="P21" text:outline-level="1">Análise de complexidade</text:h>
      <text:p text:style-name="P7"><text:tab/></text:p>
      <text:h text:style-name="P21" text:outline-level="1"><text:soft-page-break/>Conclusão</text:h>
      <text:p text:style-name="P7"><text:tab/>Portanto, para concluir o presente trabalho foram usadas duas estruturas de dados: lista encadeada e fila. A utilização de cada uma dessas EDs foi pensada de acordo com as especificações do professor e o auxílio do monitor Allison Svaigen.</text:p>
      <text:p text:style-name="P1">A maior dificuldade do trabalho estava na iteração da fila para fazer as medições, porém, com as explicações alto-nível do monitor, ficou mais simples de ser implementada.</text:p>
      <text:p text:style-name="P1">A lógica por trás da medição é testar todas as possíveis combinações de frascos: somar e subtrair os valores dos frascos até chegar na quantidade requisitada. Para isso, cada medição inconclusiva é adicionada na fila, com sua respectiva quantidade de operações, para ser reutilizada em outra operação posteriormente.</text:p>
      <text:p text:style-name="P1">Logo, o trabalho cumpre o que era esperado: utilizar todo o conhecimento que foi acumulado desde o ingresso na Universidade e o conhecimento de EDs.</text:p>
      <text:p text:style-name="P1">O código e a documentação deste trabalho estão disponíveis no GitHub: <text:a xlink:type="simple" xlink:href="https://github.com/FelipeGuimaraes42/ListaFrascosRick" text:style-name="Internet_20_link" text:visited-style-name="Visited_20_Internet_20_Link">https://github.com/FelipeGuimaraes42/ListaFrascosRick</text:a></text:p>
      <text:h text:style-name="P21" text:outline-level="1">Bibliografia</text:h>
      <text:p text:style-name="P2">FIGUEIREDO, Flavio. Lista Simplesmente Encadeada. Disponível em: <text:a xlink:type="simple" xlink:href="https://github.com/flaviovdf/programacao-2/tree/master/exemplos/aula05-listas/listaponteiros" text:style-name="Internet_20_link" text:visited-style-name="Visited_20_Internet_20_Link">https://github.com/flaviovdf/programacao-2/tree/master/exemplos/aula05-listas/listaponteiros</text:a>. Acesso em 20 set. 2019.</text:p>
      <text:p text:style-name="P7">TEODOROWITSCH, Roland. Adaptação para OpenOffice.org 1.1 feita em 29 mar. 2005. Disponível em: <text:a xlink:type="simple" xlink:href="http://www.sbc.org.br/documentos-da-sbc/summary/169-templates-para-artigos-e-capitulos-de-livros/878-modelosparapublicaodeartigos" text:style-name="Internet_20_link" text:visited-style-name="Visited_20_Internet_20_Link">http://www.sbc.org.br/documentos-da-sbc/summary/169-</text:a><text:a xlink:type="simple" xlink:href="http://www.sbc.org.br/documentos-da-sbc/summary/169-templates-para-artigos-e-capitulos-de-livros/878-modelosparapublicaodeartigos" text:style-name="Internet_20_link" text:visited-style-name="Visited_20_Internet_20_Link">templates-para-artigos-e-capitulos-de-livros/878-modelosparapublicaodeartigos</text:a>. Acesso em 26 se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Gothic"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creation-date>2010-08-03T10:11:27.48</meta:creation-date>
    <dc:language>pt-BR</dc:language>
    <meta:editing-cycles>105</meta:editing-cycles>
    <meta:editing-duration>PT18H36S</meta:editing-duration>
    <dc:date>2019-11-06T14:46:19.62</dc:date>
    <dc:creator>Felipe Guimaraes</dc:creator>
    <meta:document-statistic meta:table-count="0" meta:image-count="0" meta:object-count="0" meta:page-count="5" meta:paragraph-count="52" meta:word-count="1414" meta:character-count="8679"/>
    <meta:user-defined meta:name="Info 1"/>
    <meta:user-defined meta:name="Info 2"/>
    <meta:user-defined meta:name="Info 3"/>
    <meta:user-defined meta:name="Info 4"/>
  </office:meta>
</office:document-meta>
</file>